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margin-top="0.635cm" fo:margin-bottom="0.212cm" loext:contextual-spacing="false" fo:line-height="115%" fo:orphans="2" fo:widows="2"/>
    </style:style>
    <style:style style:name="P2" style:family="paragraph" style:parent-style-name="normal">
      <style:paragraph-properties fo:text-align="start" style:justify-single-word="false"/>
      <style:text-properties style:font-name="Arial" style:font-name-asian="Arial1" style:font-name-complex="Arial1"/>
    </style:style>
    <style:style style:name="P3" style:family="paragraph" style:parent-style-name="normal">
      <style:paragraph-properties fo:line-height="115%" fo:orphans="2" fo:widows="2"/>
      <style:text-properties style:font-name="Arial" style:font-name-asian="Arial1" style:font-name-complex="Arial1"/>
    </style:style>
    <style:style style:name="P4" style:family="paragraph" style:parent-style-name="normal">
      <style:paragraph-properties fo:text-align="center" style:justify-single-word="false"/>
      <style:text-properties style:font-name="Arial" fo:font-size="14pt" style:font-name-asian="Arial1" style:font-size-asian="14pt" style:font-name-complex="Arial1" style:font-size-complex="14pt"/>
    </style:style>
    <style:style style:name="P5" style:family="paragraph" style:parent-style-name="normal">
      <style:paragraph-properties fo:text-align="start" style:justify-single-word="false"/>
      <style:text-properties style:font-name="Arial" fo:font-style="italic" style:font-name-asian="Arial1" style:font-style-asian="italic" style:font-name-complex="Arial1"/>
    </style:style>
    <style:style style:name="P6" style:family="paragraph" style:parent-style-name="normal">
      <style:paragraph-properties fo:text-align="start" style:justify-single-word="false"/>
    </style:style>
    <style:style style:name="P7" style:family="paragraph" style:parent-style-name="normal">
      <style:paragraph-properties fo:text-align="center" style:justify-single-word="false"/>
    </style:style>
    <style:style style:name="P8" style:family="paragraph" style:parent-style-name="normal">
      <style:paragraph-properties fo:line-height="115%" fo:orphans="2" fo:widows="2"/>
    </style:style>
    <style:style style:name="P9" style:family="paragraph" style:parent-style-name="normal">
      <style:paragraph-properties fo:margin-left="1.245cm" fo:margin-right="0cm" fo:margin-top="0cm" fo:margin-bottom="0.353cm" loext:contextual-spacing="false" fo:line-height="100%" fo:text-align="start" style:justify-single-word="false" fo:text-indent="0cm" style:auto-text-indent="false"/>
    </style:style>
    <style:style style:name="P10" style:family="paragraph" style:parent-style-name="normal">
      <style:paragraph-properties fo:margin-left="1.245cm" fo:margin-right="0cm" fo:text-align="start" style:justify-single-word="false" fo:text-indent="0cm" style:auto-text-indent="false"/>
    </style:style>
    <style:style style:name="P11" style:family="paragraph" style:parent-style-name="normal">
      <style:paragraph-properties fo:margin-left="0cm" fo:margin-right="0cm" fo:line-height="115%" fo:orphans="2" fo:widows="2" fo:text-indent="1.27cm" style:auto-text-indent="false"/>
    </style:style>
    <style:style style:name="P12" style:family="paragraph" style:parent-style-name="normal">
      <style:paragraph-properties fo:margin-left="0cm" fo:margin-right="0cm" fo:margin-top="0cm" fo:margin-bottom="0.353cm" loext:contextual-spacing="false" fo:line-height="115%" fo:orphans="2" fo:widows="2" fo:text-indent="1.27cm" style:auto-text-indent="false"/>
    </style:style>
    <style:style style:name="P13" style:family="paragraph" style:parent-style-name="normal" style:list-style-name="WWNum4">
      <style:paragraph-properties fo:margin-left="1.27cm" fo:margin-right="0cm" fo:line-height="115%" fo:orphans="2" fo:widows="2" fo:text-indent="-0.635cm" style:auto-text-indent="false"/>
    </style:style>
    <style:style style:name="P14" style:family="paragraph" style:parent-style-name="normal" style:list-style-name="WWNum5">
      <style:paragraph-properties fo:margin-left="1.27cm" fo:margin-right="0cm" fo:line-height="115%" fo:orphans="2" fo:widows="2" fo:text-indent="-0.635cm" style:auto-text-indent="false"/>
    </style:style>
    <style:style style:name="P15" style:family="paragraph" style:parent-style-name="normal" style:list-style-name="WWNum7">
      <style:paragraph-properties fo:margin-left="1.27cm" fo:margin-right="0cm" fo:line-height="115%" fo:orphans="2" fo:widows="2" fo:text-indent="-0.635cm" style:auto-text-indent="false"/>
    </style:style>
    <style:style style:name="P16" style:family="paragraph" style:parent-style-name="normal" style:list-style-name="WWNum1">
      <style:paragraph-properties fo:margin-left="1.27cm" fo:margin-right="0cm" fo:line-height="115%" fo:orphans="2" fo:widows="2" fo:text-indent="-0.635cm" style:auto-text-indent="false"/>
    </style:style>
    <style:style style:name="P17" style:family="paragraph" style:parent-style-name="normal" style:list-style-name="WWNum2">
      <style:paragraph-properties fo:margin-left="1.27cm" fo:margin-right="0cm" fo:line-height="115%" fo:orphans="2" fo:widows="2" fo:text-indent="-0.635cm" style:auto-text-indent="false"/>
    </style:style>
    <style:style style:name="P18" style:family="paragraph" style:parent-style-name="normal" style:list-style-name="WWNum3">
      <style:paragraph-properties fo:margin-left="1.27cm" fo:margin-right="0cm" fo:line-height="115%" fo:orphans="2" fo:widows="2" fo:text-indent="-0.635cm" style:auto-text-indent="false"/>
    </style:style>
    <style:style style:name="P19" style:family="paragraph" style:parent-style-name="normal" style:list-style-name="WWNum4">
      <style:paragraph-properties fo:margin-left="1.27cm" fo:margin-right="0cm" fo:margin-top="0cm" fo:margin-bottom="0.353cm" loext:contextual-spacing="false" fo:line-height="115%" fo:orphans="2" fo:widows="2" fo:text-indent="-0.635cm" style:auto-text-indent="false"/>
    </style:style>
    <style:style style:name="P20" style:family="paragraph" style:parent-style-name="normal" style:list-style-name="WWNum5">
      <style:paragraph-properties fo:margin-left="1.27cm" fo:margin-right="0cm" fo:margin-top="0cm" fo:margin-bottom="0.353cm" loext:contextual-spacing="false" fo:line-height="115%" fo:orphans="2" fo:widows="2" fo:text-indent="-0.635cm" style:auto-text-indent="false"/>
    </style:style>
    <style:style style:name="P21" style:family="paragraph" style:parent-style-name="normal" style:list-style-name="WWNum7">
      <style:paragraph-properties fo:margin-left="1.27cm" fo:margin-right="0cm" fo:margin-top="0cm" fo:margin-bottom="0.353cm" loext:contextual-spacing="false" fo:line-height="115%" fo:orphans="2" fo:widows="2" fo:text-indent="-0.635cm" style:auto-text-indent="false"/>
    </style:style>
    <style:style style:name="P22" style:family="paragraph" style:parent-style-name="normal" style:list-style-name="WWNum2">
      <style:paragraph-properties fo:margin-left="1.27cm" fo:margin-right="0cm" fo:margin-top="0cm" fo:margin-bottom="0.353cm" loext:contextual-spacing="false" fo:line-height="115%" fo:orphans="2" fo:widows="2" fo:text-indent="-0.635cm" style:auto-text-indent="false"/>
    </style:style>
    <style:style style:name="P23" style:family="paragraph" style:parent-style-name="normal" style:list-style-name="WWNum6">
      <style:paragraph-properties fo:margin-left="1.905cm" fo:margin-right="0cm" fo:text-align="start" style:justify-single-word="false" fo:text-indent="-0.635cm" style:auto-text-indent="false"/>
    </style:style>
    <style:style style:name="P24" style:family="paragraph" style:parent-style-name="normal" style:list-style-name="WWNum6">
      <style:paragraph-properties fo:margin-left="2.54cm" fo:margin-right="0cm" fo:text-align="start" style:justify-single-word="false" fo:text-indent="-0.635cm" style:auto-text-indent="false"/>
    </style:style>
    <style:style style:name="P25"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tab-stops>
          <style:tab-stop style:position="8.498cm" style:type="center"/>
          <style:tab-stop style:position="16.999cm" style:type="right"/>
        </style:tab-stops>
      </style:paragraph-properties>
    </style:style>
    <style:style style:name="P26" style:family="paragraph" style:parent-style-name="normal" style:master-page-name="Standard">
      <style:paragraph-properties style:page-number="1"/>
      <style:text-properties style:font-name="Arial" style:font-name-asian="Arial1" style:font-name-complex="Arial1"/>
    </style:style>
    <style:style style:name="T1" style:family="text">
      <style:text-properties style:font-name="Arial" fo:font-size="14pt" style:font-name-asian="Arial1" style:font-size-asian="14pt" style:font-name-complex="Arial1" style:font-size-complex="14pt"/>
    </style:style>
    <style:style style:name="T2" style:family="text">
      <style:text-properties style:font-name="Arial" fo:font-size="14pt" fo:font-weight="bold" style:font-name-asian="Arial1" style:font-size-asian="14pt" style:font-weight-asian="bold" style:font-name-complex="Arial1" style:font-size-complex="14pt"/>
    </style:style>
    <style:style style:name="T3" style:family="text">
      <style:text-properties style:font-name="Arial" fo:font-style="italic" style:font-name-asian="Arial1" style:font-style-asian="italic" style:font-name-complex="Arial1"/>
    </style:style>
    <style:style style:name="T4" style:family="text">
      <style:text-properties style:font-name="Arial" style:font-name-asian="Arial1" style:font-name-complex="Arial1"/>
    </style:style>
    <style:style style:name="T5" style:family="text">
      <style:text-properties style:font-name="Arial" fo:font-size="16pt" fo:font-weight="normal" style:font-name-asian="Arial1" style:font-size-asian="16pt" style:font-weight-asian="normal" style:font-name-complex="Arial1" style:font-size-complex="16pt"/>
    </style:style>
    <style:style style:name="T6" style:family="text">
      <style:text-properties style:font-name="Arial" fo:font-size="13pt" fo:font-style="italic" style:text-underline-style="solid" style:text-underline-width="auto" style:text-underline-color="font-color" fo:font-weight="normal" style:font-name-asian="Arial1" style:font-size-asian="13pt" style:font-style-asian="italic" style:font-weight-asian="normal" style:font-name-complex="Arial1" style:font-size-complex="13pt"/>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7"><text:span text:style-name="T1">Polytechnique Montréal</text:span></text:p>
      <text:p text:style-name="P4"/>
      <text:p text:style-name="P4"/>
      <text:p text:style-name="P7"><text:span text:style-name="T1">Département de génie informatique et génie logiciel</text:span></text:p>
      <text:p text:style-name="P4"/>
      <text:p text:style-name="P4"/>
      <text:p text:style-name="P4"/>
      <text:p text:style-name="P4"/>
      <text:p text:style-name="P7"><text:span text:style-name="T1">Cours INF1900:</text:span></text:p>
      <text:p text:style-name="P7"><text:span text:style-name="T1">Projet initial de système embarqué</text:span></text:p>
      <text:p text:style-name="P4"/>
      <text:p text:style-name="P4"/>
      <text:p text:style-name="P4"/>
      <text:p text:style-name="P4"/>
      <text:p text:style-name="P7"><text:span text:style-name="T1">Travail pratique 7</text:span></text:p>
      <text:p text:style-name="P4"/>
      <text:p text:style-name="P7"><text:span text:style-name="T1">Makefile et production de librairie statique</text:span></text:p>
      <text:p text:style-name="P4"/>
      <text:p text:style-name="P4"/>
      <text:p text:style-name="P4"/>
      <text:p text:style-name="P4"/>
      <text:p text:style-name="P7"><text:span text:style-name="T1">Par l'équipe</text:span></text:p>
      <text:p text:style-name="P4"/>
      <text:p text:style-name="P7"><text:span text:style-name="T1">No 5367</text:span></text:p>
      <text:p text:style-name="P4"/>
      <text:p text:style-name="P4"/>
      <text:p text:style-name="P4"/>
      <text:p text:style-name="P4"/>
      <text:p text:style-name="P7"><text:span text:style-name="T1">Noms:</text:span></text:p>
      <text:p text:style-name="P4"/>
      <text:p text:style-name="P7"><text:span text:style-name="T1">Hee-Ming Yang</text:span></text:p>
      <text:p text:style-name="P7"><text:span text:style-name="T1">Adam Halim</text:span></text:p>
      <text:p text:style-name="P7"><text:span text:style-name="T1">Chun Yang Li</text:span></text:p>
      <text:p text:style-name="P7"><text:span text:style-name="T1">Jean Janssen</text:span></text:p>
      <text:p text:style-name="P4"/>
      <text:p text:style-name="P4"/>
      <text:p text:style-name="P4"/>
      <text:p text:style-name="P4"/>
      <text:p text:style-name="P4"/>
      <text:p text:style-name="P4"/>
      <text:p text:style-name="P7"><text:span text:style-name="T1">Date: </text:span></text:p>
      <text:p text:style-name="P7"><text:span text:style-name="T1">3 novembre 2020</text:span></text:p>
      <text:p text:style-name="P6"><text:soft-page-break/><text:span text:style-name="T2">Partie 1 : Description de la librairie</text:span></text:p>
      <text:p text:style-name="P2"/>
      <text:p text:style-name="P9"><text:span text:style-name="T3">Décrire la librairie construite et formée (définitions, fonctions ou classes, utilité, etc...) pour que cette partie du travail soient bien documentées pour la suite du projet pour le bénéfice de tous les membres de l'équipe.</text:span></text:p>
      <text:p text:style-name="P11"><text:span text:style-name="T4">Notre librairie est composée de quatres classes de base, soit can, Led, Motor et Uart. Chacune de ces classes réutilisent des fonctions prélevées des tps précédents. Parfois, les méthodes sont modifiées pour permettre un usage plus flexible.</text:span></text:p>
      <text:p text:style-name="P1"><text:bookmark text:name="_nvurnmitjbol"/><text:span text:style-name="T5">can</text:span></text:p>
      <text:p text:style-name="P8"><text:span text:style-name="T4">Cette classe contient un constructeur, un destructeur et une fonction ''lecture''. La fonction ''lecture'' sert à convertir les signaux analogiques (en volt) en valeurs numériques dans une variable à 16 bits où seuls les 10 premiers bits sont significatifs. Cette classe nous a été fournie lors du tp6, donc rien n'est à modifier pour l'implémenter en librairie.</text:span></text:p>
      <text:p text:style-name="P1"><text:bookmark text:name="_8gvovzkjeadz"/><text:span text:style-name="T5">Led</text:span></text:p>
      <text:p text:style-name="P8"><text:span text:style-name="T4">Cette classe contient une fonction ''blink'' et une fonction ''buttonIsPressed''. Cette classe regroupe le code qui sont en lien avec les manipulations de la DEL ainsi que le bouton-poussoir. </text:span></text:p>
      <text:p text:style-name="P3"/>
      <text:p text:style-name="P8"><text:span text:style-name="T4"><text:s text:c="6"/>La fonction ''blink'' est un code simple qui sert à allumer une DEL pour un certain temps. Elle prend en paramètres:</text:span></text:p>
      <text:list xml:id="list1682446163" text:style-name="WWNum4">
        <text:list-item>
          <text:p text:style-name="P13"><text:span text:style-name="T4">uint8_t ledPinSource: pin qui génère le courant.</text:span></text:p>
        </text:list-item>
        <text:list-item>
          <text:p text:style-name="P13"><text:span text:style-name="T4">uint8_t ledPinGround: pin qui reçoit le courant.</text:span></text:p>
        </text:list-item>
        <text:list-item>
          <text:p text:style-name="P13"><text:span text:style-name="T4">uint8_t duration: durée pour laquelle la DEL sera allumée </text:span></text:p>
        </text:list-item>
        <text:list-item>
          <text:p text:style-name="P19"><text:span text:style-name="T4">volatile uint8_t&amp; port: port connecté à la DEL sur l'Atmega. </text:span></text:p>
        </text:list-item>
      </text:list>
      <text:p text:style-name="P11"><text:span text:style-name="T4">Comparé au code original, nous avons ajouté un paramètre ''port''. Ce paramètre est dû au fait que le ''blink'' original ne fonctionnait que sur le port A de l'Atmega. Pour l'implémenter en librairie, il faut le rendre moins spécifique (ou plus flexible). En ajoutant ce paramètre, on permet alors à l'utilisateur de choisir le port voulu. Les paramètres ledPinSource et ledPinGround sont aussi ajoutés pour permettre à l’utilisateur de choisir les pins à utiliser du port ainsi que de changer la couleur du DEL (selon le sens du courant). De plus les opérateurs d'affectations (=) pour assigner les ports (ex. PORTA = 1 &lt;&lt; PORTA1) sont désormais des opérateurs de logique OR et AND avec complément (pour éteindre) <text:s/>sur les pins spécifiques à la méthode pour préserver la valeur des autres pins non reliés.</text:span></text:p>
      <text:p text:style-name="P3"/>
      <text:p text:style-name="P8"><text:span text:style-name="T4"><text:s text:c="6"/>La fonction ''buttonIsPressed'' vérifie si le bouton est pesé avec un anti-rebond. Elle retourne un true ou false selon si c’est pesé ou non. Elle prend en paramètres:</text:span></text:p>
      <text:list xml:id="list2080734386" text:style-name="WWNum5">
        <text:list-item>
          <text:p text:style-name="P14"><text:span text:style-name="T4">uint8_t button: pin lié au bouton à peser.</text:span></text:p>
        </text:list-item>
        <text:list-item>
          <text:p text:style-name="P20"><text:span text:style-name="T4">volatile uint8_t port: port configuré en entrée qui est relié au bouton.</text:span></text:p>
        </text:list-item>
      </text:list>
      <text:p text:style-name="P12"><text:soft-page-break/><text:span text:style-name="T4">Similairement à la fonction ''blink'', cette fonction contient un paramètre volatile pour permettre à l'utilisateur de choisir son port en entrée. De plus, elle a une variable locale ''DEBOUNCE_DELAY'' qui contrôle le délai entre les 2 vérifications de l'anti-rebond. La fonction originale utilise une variable globale à la place.</text:span></text:p>
      <text:p text:style-name="P1"><text:bookmark text:name="_a9clba6qrjc6"/><text:span text:style-name="T5">Motor</text:span></text:p>
      <text:p text:style-name="P11"><text:span text:style-name="T4">Cette classe contient une fonction ''turnMotorPWM'', une fonction ''convertPercentInPWM8BitTimer'' et une fonction ''adjustPWM''. Cette classe regroupe les codes qui sont en lien avec l'ajustement de la vitesse des roues par le biais de PWM sur 8 bits.</text:span></text:p>
      <text:p text:style-name="P3"/>
      <text:p text:style-name="P8"><text:span text:style-name="T4"><text:s text:c="6"/>La fonction ''adjustPWM'' sert à ajuster le PWM. Elle prend en paramètres:</text:span></text:p>
      <text:list xml:id="list3692064637" text:style-name="WWNum7">
        <text:list-item>
          <text:p text:style-name="P15"><text:span text:style-name="T4">uint8_t percentage: pourcentage du PWM.</text:span></text:p>
        </text:list-item>
        <text:list-item>
          <text:p text:style-name="P21"><text:span text:style-name="T4">volatile uint8_t ocrnx: pin responsable de générer l’onde PWM. </text:span></text:p>
        </text:list-item>
      </text:list>
      <text:p text:style-name="P12"><text:span text:style-name="T4">La fonction originale ajuste le PWM pour 2 pins fixes et comporte aussi l'initialisation du timer très spécifique au tp. L'initialisation est enlevée de la fonction en librairie pour le rendre plus flexible et permettre à l'utilisateur d'initialiser son propre timer. La fonction ne peut désormais qu'ajuster un PWM à la fois, puisque le nombre de PWM à ajuster dépend de la situation et avec l'ajout du paramètre ''ocrnx'', l'utilisateur peut choisir son pin sur l'Atmega.</text:span></text:p>
      <text:p text:style-name="P11"><text:span text:style-name="T4">La fonction ''convertPercentInPWM8BitTimer'' permet de prendre un pourcentage et de retourner une valeur équivalente sur 8 bits soit entre 0 et 254. Cette fonction prend en paramètre:</text:span></text:p>
      <text:list xml:id="list3733180792" text:style-name="WWNum1">
        <text:list-item>
          <text:p text:style-name="P16"><text:span text:style-name="T4">uint8_t percentage: permet de choisir le pourcentage à convertir.</text:span></text:p>
        </text:list-item>
      </text:list>
      <text:p text:style-name="P8"><text:span text:style-name="T4"><text:s/>Cette fonction est déjà très peu spécifique, donc aucune modification n'est nécessaire. </text:span></text:p>
      <text:p text:style-name="P3"/>
      <text:p text:style-name="P11"><text:span text:style-name="T4">La fonction ''turnMotorPWM'' permet de faire tourner une roue pour un certain intervalle de temps. Elle prend en paramètres:</text:span></text:p>
      <text:list xml:id="list3148336180" text:style-name="WWNum2">
        <text:list-item>
          <text:p text:style-name="P17"><text:span text:style-name="T4">double PWM: pourcentage de PWM voulu.</text:span></text:p>
        </text:list-item>
        <text:list-item>
          <text:p text:style-name="P17"><text:span text:style-name="T4">double frequency: fréquence à laquelle la roue va tourner.</text:span></text:p>
        </text:list-item>
        <text:list-item>
          <text:p text:style-name="P17"><text:span text:style-name="T4">uint8_t enablePin: pin enable relié à la roue sur l'Atmega.</text:span></text:p>
        </text:list-item>
        <text:list-item>
          <text:p text:style-name="P17"><text:span text:style-name="T4">uint8_t directionPin: pin direction relié à la roue sur l'Atmega.</text:span></text:p>
        </text:list-item>
        <text:list-item>
          <text:p text:style-name="P17"><text:span text:style-name="T4">double duration: durée où la roue va tourner.</text:span></text:p>
        </text:list-item>
        <text:list-item>
          <text:p text:style-name="P22"><text:span text:style-name="T4">volatile uint8_t port: port reliée à la roue sur l'Atmega. </text:span></text:p>
        </text:list-item>
      </text:list>
      <text:p text:style-name="P12"><text:span text:style-name="T4">Le code original a une roue fixe sur un port spécifique et cette roue tourne pendant un intervalle de temps qui est aussi spécifique. Dans la nouvelle fonction, les paramètres ''duration'', ''enablePin'', ''port'' et “directionPin” sont ajoutés pour avoir plus de flexibilité en permettant à l'utilisateur de choisir le temps pendant lequel la roue va tourner. Le pin enable ainsi que le port déterminent où l’utilisateur veut relier la roue. Finalement, le “directionPin’’ sert à déterminer la direction que tourne la roue. De plus, les opérateurs </text:span><text:soft-page-break/><text:span text:style-name="T4">d'affectations sont changés en opérateur de logique OR sur les pins spécifiques à la méthode pour préserver la valeur des autres pins non reliés.</text:span></text:p>
      <text:p text:style-name="P1"><text:bookmark text:name="_z5vhomm8fca8"/><text:span text:style-name="T5">Uart</text:span></text:p>
      <text:p text:style-name="P12"><text:span text:style-name="T4">Cette classe contient un constructeur par défaut, une fonction ''initialisation'' ainsi qu'une fonction ''transmission''. Cette classe regroupe les codes qui sont en lien avec la transmission des données avec le protocole RS232 vers le PC.</text:span></text:p>
      <text:p text:style-name="P12"><text:span text:style-name="T4">Le constructeur utilise la fonction initialisation.</text:span></text:p>
      <text:p text:style-name="P12"><text:span text:style-name="T4">La fonction ''initialisation'' active les registres qui permettent à l'Uart de transmettre et de recevoir les données. Cette fonction n'a pas été modifiée.</text:span></text:p>
      <text:p text:style-name="P11"><text:span text:style-name="T4">La fonction ''transmission'' permet de transmettre des données vers le PC. Elle prend en paramètre:</text:span></text:p>
      <text:list xml:id="list2294483938" text:style-name="WWNum3">
        <text:list-item>
          <text:p text:style-name="P18"><text:span text:style-name="T4">uint8_t data: donnée ASCII à transmettre.</text:span></text:p>
        </text:list-item>
      </text:list>
      <text:p text:style-name="P2"/>
      <text:p text:style-name="P6"><text:span text:style-name="T2">Partie 2 : Décrire les modifications apportées au Makefile de départ</text:span></text:p>
      <text:p text:style-name="P2"/>
      <text:p text:style-name="P10"><text:span text:style-name="T3">Décrire les quelques modifications apportées au Makefile de la librairie pour démontrer votre compréhension de la formation des fichiers. <text:s/>Faire de même pour les modifications apportées au Makefile du code (bidon) de test qui utilise cette librairie.</text:span></text:p>
      <text:p text:style-name="P2"/>
      <text:p text:style-name="P2"/>
      <text:p text:style-name="P6"><text:span text:style-name="T4"><text:tab/></text:span><text:span text:style-name="T6">Le rapport total ne doit par dépasser 7 pages incluant la page couverture.</text:span></text:p>
      <text:p text:style-name="P5"/>
      <text:p text:style-name="P5"/>
      <text:p text:style-name="P6"><text:span text:style-name="T3">Barème: vous serez jugé sur:</text:span></text:p>
      <text:list xml:id="list331118067" text:style-name="WWNum6">
        <text:list-item>
          <text:list>
            <text:list-item>
              <text:p text:style-name="P23"><text:span text:style-name="T3">La qualités et le choix de vos portions de code choisies ( 5 points sur 20 )</text:span></text:p>
            </text:list-item>
            <text:list-item>
              <text:p text:style-name="P23"><text:span text:style-name="T3">La qualités de vos modifications aux Makefiles ( 5 points sur 20 )</text:span></text:p>
            </text:list-item>
            <text:list-item>
              <text:p text:style-name="P23"><text:span text:style-name="T3">Le rapport ( 7 points sur 20 )</text:span></text:p>
              <text:list>
                <text:list-item>
                  <text:p text:style-name="P24"><text:span text:style-name="T3">Explications cohérentes par rapport au code retenu pour former la librairie (2 points)</text:span></text:p>
                </text:list-item>
                <text:list-item>
                  <text:p text:style-name="P24"><text:span text:style-name="T3">Explications cohérentes par rapport aux Makefiles modifiés (2 points)</text:span></text:p>
                </text:list-item>
                <text:list-item>
                  <text:p text:style-name="P24"><text:span text:style-name="T3">Explications claires avec un bon niveau de détails (2 points)</text:span></text:p>
                </text:list-item>
                <text:list-item>
                  <text:p text:style-name="P24"><text:span text:style-name="T3">Bon français (1 point)</text:span></text:p>
                </text:list-item>
              </text:list>
            </text:list-item>
            <text:list-item>
              <text:p text:style-name="P23"><text:span text:style-name="T3">Bonne soumission de l'ensemble du code (compilation sans erreurs, …) et du rapport selon le format demandé ( 3 points sur 20 <text:s/>)</text:span></text:p>
            </text:list-item>
          </text:list>
        </text:list-item>
      </text:list>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zxx" fo:country="none"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0" fo:widows="0" style:writing-mode="lr-tb"/>
    </style:style>
    <style:style style:name="Heading_20_1" style:display-name="Heading 1" style:family="paragraph" style:parent-style-name="normal" style:next-style-name="normal"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tab-stops>
          <style:tab-stop style:position="8.498cm" style:type="center"/>
          <style:tab-stop style:position="16.999cm"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7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footer>
        <text:p text:style-name="MP1"><text:span text:style-name="MT1">INF1900<text:tab/></text:span><text:page-number text:select-page="current">4</text:page-number><text:span text:style-name="MT1"><text:tab/>Makefile et librairi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8" meta:word-count="1143" meta:character-count="7092" meta:non-whitespace-character-count="6011"/>
    <meta:generator>LibreOffice/6.2.7.1$Linux_X86_64 LibreOffice_project/20$Build-1</meta:generator>
  </office:meta>
</office:document-meta>
</file>